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d25d" officeooo:paragraph-rsid="0005d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heck defaults on outputs ports</text:p>
      <text:p text:style-name="P1">- Check Amba interface write/read state</text:p>
      <text:p text:style-name="P1">- Check hread Low state trigger</text:p>
      <text:p text:style-name="P1">- Check AHB address register value</text:p>
      <text:p text:style-name="P1">- Check both state machines 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3</meta:editing-cycles>
    <meta:generator>LibreOffice/5.3.4.2$Windows_X86_64 LibreOffice_project/f82d347ccc0be322489bf7da61d7e4ad13fe2ff3</meta:generator>
    <dc:date>2017-09-15T08:12:46.200000000</dc:date>
    <meta:document-statistic meta:table-count="0" meta:image-count="0" meta:object-count="0" meta:page-count="1" meta:paragraph-count="5" meta:word-count="30" meta:character-count="169" meta:non-whitespace-character-count="144"/>
    <meta:user-defined meta:name="Info 1"/>
    <meta:user-defined meta:name="Info 2"/>
    <meta:user-defined meta:name="Info 3"/>
    <meta:user-defined meta:name="Info 4"/>
  </office:meta>
</office:document-meta>
</file>